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6"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7"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8"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9"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10"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11"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12"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13"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14"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15"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16"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17"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18"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19"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20"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21"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22"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23"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24"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25"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26"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27"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style:style style:name="P28" style:parent-style-name="Normal" style:family="paragraph">
      <style:paragraph-properties style:vertical-align="auto" fo:margin-bottom="0in" fo:line-height="100%" fo:background-color="#FFFFFF"/>
      <style:text-properties style:font-name-asian="Times New Roman" style:font-name-complex="Calibri" fo:color="#000000" fo:font-size="12pt" style:font-size-asian="12pt" style:font-size-complex="12pt" style:language-asian="en" style:country-asian="GB" fo:hyphenate="true"/>
    </style:style>
  </office:automatic-styles>
  <office:body>
    <office:text text:use-soft-page-breaks="true">
      <text:p text:style-name="P1">Minutes for week Four<text:s/>of the group project between the members of the Level 4-5 Group 17.</text:p>
      <text:p text:style-name="P2"/>
      <text:p text:style-name="Normal">Location of the meeting: University of Suffolk<text:s/>Library Pod 4 and Room w208 at the Waterfront Building.</text:p>
      <text:p text:style-name="Normal">Date of meeting:<text:s/>10: 40am till 12am</text:p>
      <text:p text:style-name="Normal">Attendees: Ross Warren,<text:s/>Darren Wright<text:s/>and Razvan Muresan Bardos.</text:p>
      <text:p text:style-name="Normal">Apologies:<text:s/>Reece Page, who was able to attend due to<text:s/>personal<text:s/>issues.</text:p>
      <text:p text:style-name="Normal"/>
      <text:p text:style-name="P3">Matters of discussion.</text:p>
      <text:p text:style-name="Normal">This meeting we discussed the current plan for the<text:s/>week’s<text:s/>sprint, what work<text:s/>shall be divided amongst what members of the team and<text:s/>the current actions that should be taken to construct a playable prototype for the future presentation. We also discussed with Chris during our personal group meeting with him the choices we had made for our game, whether they met the brief, and questions about code and design choices, deciding upon what scene should be used instead of an office for the “boring” level.</text:p>
      <text:p text:style-name="Normal">We decided the “boring” scene should be the mine Darren had studied and will be<text:s/>constructed<text:s/>and worked on in this weeks sprint.</text:p>
      <text:p text:style-name="Normal"/>
      <text:p text:style-name="P4">Decided Plan.</text:p>
      <text:p text:style-name="Normal">The group decided for this week the current plan;</text:p>
      <text:p text:style-name="P5">Razvan;</text:p>
      <text:p text:style-name="P6"/>
      <text:p text:style-name="P7">4 hours: Of creating and learning mining code (mining away at a destructible rock wall to advance into the other scene). This task also includes looking into learning how to apply a simple sprite sheet animation, for the mining. </text:p>
      <text:p text:style-name="P8">30 minutes: Skype/Discord meeting to be planned.</text:p>
      <text:p text:style-name="P9">1 hour and 20 minutes: Creating a Health bar that will go down when hit by enemy fire.</text:p>
      <text:p text:style-name="P10">10 minutes: Make the scene that will be used for the Mine.</text:p>
      <text:p text:style-name="P11"/>
      <text:p text:style-name="P12">Darren;</text:p>
      <text:p text:style-name="P13"/>
      <text:p text:style-name="P14">3 hours: Create a background for the Mine (use your research into what iconography we can use, make sure design choices are justified and be very passionate about this, i would love to see some real passion and creativity into your mine design, make the player feel all the emotions withing onism and rukkenrunruhe).</text:p>
      <text:p text:style-name="P15">1 hour: Illustrate neatly and professionally the shooting mechanic (what it can do, what range it has, fire rate, targeting etc).</text:p>
      <text:p text:style-name="P16">30 minutes: Skype/Discord meeting on Monday evening (is flexible).</text:p>
      <text:p text:style-name="P17">50 minutes: Look into and learn how to create an ammunition display for our game and implement it (works with Razvans ammo code).</text:p>
      <text:p text:style-name="P18"/>
      <text:p text:style-name="P19">Ross;</text:p>
      <text:p text:style-name="P20"/>
      <text:p text:style-name="P21">2 hours: Make the miner player character</text:p>
      <text:p text:style-name="P22">2 hours and 30 minutes: Re-learn how to make and create a player character mining sprite sheet and impliment it to the mining scene.</text:p>
      <text:p text:style-name="P23">1 hour: Skype/Discord meetings</text:p>
      <text:p text:style-name="P24">30 minutes: Create minutes for Wednesdays meetings.</text:p>
      <text:p text:style-name="P25"/>
      <text:p text:style-name="P26">Reece;</text:p>
      <text:p text:style-name="P27"/>
      <text:p text:style-name="P28">No tasks are set for you on this weeks sprint, but i dont want to know if you are okay and if you can perform any hours of work for this weeks sprint, if so we will give you work from the backlog.</text:p>
      <text:p text:style-name="Normal"/>
      <text:p text:style-name="Normal">This meeting was ended at 12am the same day, and Skype and Discord meetings are being arranged for the weeks spri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Level 4-5<text:s/>Group 17, Minutes For week Fou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y PC</meta:initial-creator>
    <dc:creator>Ross Warren (s176778)</dc:creator>
    <meta:creation-date>2016-10-26T11:47:00Z</meta:creation-date>
    <dc:date>2016-10-26T11:47:00Z</dc:date>
    <meta:template xlink:href="Normal" xlink:type="simple"/>
    <meta:editing-cycles>3</meta:editing-cycles>
    <meta:editing-duration>PT60S</meta:editing-duration>
    <meta:document-statistic meta:page-count="2" meta:paragraph-count="5" meta:word-count="412" meta:character-count="2756" meta:row-count="19" meta:non-whitespace-character-count="2349"/>
  </office:meta>
</office:document-meta>
</file>